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in" fo:margin-bottom="0in" style:contextual-spacing="false" fo:line-height="100%" fo:text-align="justify" style:justify-single-word="false" style:page-number="auto"/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P2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P3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officeooo:paragraph-rsid="001474af" style:font-size-asian="10pt" style:font-weight-asian="normal" style:font-name-complex="Courier New" style:font-size-complex="10pt" style:font-weight-complex="bold"/>
    </style:style>
    <style:style style:name="P4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fo:background-color="#ffff00" style:font-name-asian="Courier New" style:font-size-asian="10pt" style:font-weight-asian="normal" style:font-name-complex="Courier New" style:font-size-complex="10pt" style:font-weight-complex="bold"/>
    </style:style>
    <style:style style:name="P5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fo:background-color="#ffff00" style:font-size-asian="10pt" style:font-weight-asian="normal" style:font-name-complex="Courier New" style:font-size-complex="10pt" style:font-weight-complex="bold"/>
    </style:style>
    <style:style style:name="P6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style:font-size-asian="10pt" style:font-name-complex="Courier New" style:font-size-complex="10pt"/>
    </style:style>
    <style:style style:name="P7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officeooo:paragraph-rsid="001474af" style:font-size-asian="10pt" style:font-name-complex="Courier New" style:font-size-complex="10pt"/>
    </style:style>
    <style:style style:name="P8" style:family="paragraph" style:parent-style-name="Heading_20_2">
      <style:paragraph-properties fo:margin-top="0in" fo:margin-bottom="0in" style:contextual-spacing="false" fo:line-height="100%" fo:text-align="justify" style:justify-single-word="false"/>
    </style:style>
    <style:style style:name="P9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474af"/>
    </style:style>
    <style:style style:name="P10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background-color="#ffff00"/>
    </style:style>
    <style:style style:name="P11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474af" fo:background-color="#ffff00"/>
    </style:style>
    <style:style style:name="P12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5cb81" fo:background-color="#ffff00"/>
    </style:style>
    <style:style style:name="P13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color="#0000ff" style:font-name="Courier New" fo:font-size="10pt" fo:language="fr" fo:country="FR" fo:background-color="#ffff00" style:font-size-asian="10pt" style:font-name-complex="Courier New" style:font-size-complex="10pt"/>
    </style:style>
    <style:style style:name="P14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color="#0000ff" style:font-name="Courier New" fo:font-size="10pt" fo:language="fr" fo:country="FR" style:font-size-asian="10pt" style:font-name-complex="Courier New" style:font-size-complex="10pt"/>
    </style:style>
    <style:style style:name="P15" style:family="paragraph" style:parent-style-name="Heading_20_2">
      <style:paragraph-properties fo:margin-top="0.0835in" fo:margin-bottom="0in" style:contextual-spacing="false" fo:line-height="100%" fo:text-align="justify" style:justify-single-word="false"/>
      <style:text-properties fo:background-color="#ffff00"/>
    </style:style>
    <style:style style:name="P16" style:family="paragraph" style:parent-style-name="Heading_20_2"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ourier New" fo:font-size="10pt" fo:language="fr" fo:country="FR" fo:font-weight="normal" fo:background-color="#ffff00" style:font-size-asian="10pt" style:font-weight-asian="normal" style:font-name-complex="Courier New" style:font-size-complex="10pt" style:font-weight-complex="bold"/>
    </style:style>
    <style:style style:name="T1" style:family="text"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2" style:family="text">
      <style:text-properties style:font-name="Courier New" fo:font-size="10pt" fo:language="fr" fo:country="FR" fo:font-weight="normal" style:font-name-asian="Courier New" style:font-size-asian="10pt" style:font-weight-asian="normal" style:font-name-complex="Courier New" style:font-size-complex="10pt" style:font-weight-complex="bold"/>
    </style:style>
    <style:style style:name="T3" style:family="text">
      <style:text-properties style:font-name="Courier New" fo:font-size="10pt" fo:language="fr" fo:country="FR" fo:font-weight="normal" fo:background-color="#ffff00" loext:char-shading-value="0" style:font-name-asian="Courier New" style:font-size-asian="10pt" style:font-weight-asian="normal" style:font-name-complex="Courier New" style:font-size-complex="10pt" style:font-weight-complex="bold"/>
    </style:style>
    <style:style style:name="T4" style:family="text">
      <style:text-properties style:font-name="Courier New" fo:font-size="10pt" fo:language="fr" fo:country="FR" style:font-size-asian="10pt" style:font-name-complex="Courier New" style:font-size-complex="10pt"/>
    </style:style>
    <style:style style:name="T5" style:family="text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T6" style:family="text">
      <style:text-properties style:font-name-asian="Courier New"/>
    </style:style>
    <style:style style:name="T7" style:family="text">
      <style:text-properties fo:color="#ff00ff" style:font-name="Courier New" fo:font-size="10pt" fo:language="fr" fo:country="FR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fo:color="#ff00ff" style:font-name="Courier New" fo:font-size="10pt" fo:language="fr" fo:country="FR" style:font-size-asian="10pt" style:font-name-complex="Courier New" style:font-size-complex="10pt"/>
    </style:style>
    <style:style style:name="T9" style:family="text">
      <style:text-properties fo:color="#ff00ff"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10" style:family="text">
      <style:text-properties fo:color="#0000ff" style:font-name="Courier New" fo:font-size="10pt" fo:language="fr" fo:country="FR" style:font-size-asian="10pt" style:font-name-complex="Courier New" style:font-size-complex="10pt"/>
    </style:style>
    <style:style style:name="T11" style:family="text">
      <style:text-properties fo:color="#0000ff" style:font-name="Courier New" fo:font-size="10pt" fo:language="fr" fo:country="FR" fo:background-color="#ffff00" loext:char-shading-value="0" style:font-size-asian="10pt" style:font-name-complex="Courier New" style:font-size-complex="10pt"/>
    </style:style>
    <style:style style:name="T12" style:family="text">
      <style:text-properties fo:color="#ff0000" style:font-name="Courier New" fo:font-size="10pt" fo:language="fr" fo:country="FR" style:font-size-asian="10pt" style:font-name-complex="Courier New" style:font-size-complex="10pt"/>
    </style:style>
    <style:style style:name="T13" style:family="text">
      <style:text-properties fo:color="#ff0000"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 programme comprend</text:h>
      <text:h text:style-name="P2" text:outline-level="2"/>
      <text:h text:style-name="P8" text:outline-level="2"><text:span text:style-name="T1">Un thread graphique </text:span><text:span text:style-name="T4">GRA</text:span><text:span text:style-name="T1"> qui gère deux figures</text:span></text:h>
      <text:h text:style-name="P8" text:outline-level="2"><text:span text:style-name="T1">Un thread workhorse </text:span><text:span text:style-name="T4">WHS</text:span><text:span text:style-name="T1"> qui gère les calculs</text:span></text:h>
      <text:h text:style-name="P8" text:outline-level="2"><text:span text:style-name="T1">Un thread principal </text:span><text:span text:style-name="T4">PIU</text:span><text:span text:style-name="T1"> qui gère l'interface avec l'utilisateur</text:span></text:h>
      <text:h text:style-name="P2" text:outline-level="2"/>
      <text:h text:style-name="P2" text:outline-level="2"/>
      <text:h text:style-name="P6" text:outline-level="2">1) Thread GRA</text:h>
      <text:h text:style-name="P6" text:outline-level="2"/>
      <text:h text:style-name="P6" text:outline-level="2">1.1) Description générale du thread GRA</text:h>
      <text:h text:style-name="P2" text:outline-level="2"/>
      <text:h text:style-name="P2" text:outline-level="2">Ce thread doit gérer deux figures FigMain et FigZoom.</text:h>
      <text:h text:style-name="P2" text:outline-level="2"/>
      <text:h text:style-name="P2" text:outline-level="2">FigMain est la figure principale.</text:h>
      <text:h text:style-name="P8" text:outline-level="2"><text:span text:style-name="T2"><text:s text:c="3"/></text:span><text:span text:style-name="T1">- Elle est </text:span><text:span text:style-name="T7">toujours visible</text:span></text:h>
      <text:h text:style-name="P8" text:outline-level="2"><text:span text:style-name="T2"><text:s text:c="3"/></text:span><text:span text:style-name="T1">- Ses dimensions </text:span><text:span text:style-name="T7">ne changent jamais</text:span></text:h>
      <text:h text:style-name="P2" text:outline-level="2"><text:span text:style-name="T6"><text:s text:c="5"/></text:span>Horizontale (axe des x) de -1 à +1 <text:s/></text:h>
      <text:h text:style-name="P2" text:outline-level="2"><text:span text:style-name="T6"><text:s text:c="5"/></text:span>Verticale <text:s text:c="2"/>(axe des z) de <text:s/>0 à +1 <text:s/></text:h>
      <text:h text:style-name="P2" text:outline-level="2"/>
      <text:h text:style-name="P3" text:outline-level="2">FigZoom est la figure de zoom</text:h>
      <text:h text:style-name="P9" text:outline-level="2"><text:span text:style-name="T2"><text:s text:c="3"/></text:span><text:span text:style-name="T1">- Elle n'est </text:span><text:span text:style-name="T7">pas</text:span><text:span text:style-name="T1"> toujours visible</text:span></text:h>
      <text:h text:style-name="P9" text:outline-level="2"><text:span text:style-name="T2"><text:s text:c="3"/></text:span><text:span text:style-name="T1">- ses dimensions </text:span><text:span text:style-name="T8">ne changent jamais</text:span><text:span text:style-name="T1"> <text:s/></text:span></text:h>
      <text:h text:style-name="P9" text:outline-level="2"><text:span text:style-name="T2"><text:s text:c="5"/></text:span><text:span text:style-name="T1">Horizontale (axe des x) de -1 à +1 <text:s/></text:span></text:h>
      <text:h text:style-name="P9" text:outline-level="2"><text:span text:style-name="T2"><text:s text:c="5"/></text:span><text:span text:style-name="T1">Verticale <text:s text:c="2"/>(axe des z) de -0.5 à +0.5 <text:s/></text:span></text:h>
      <text:h text:style-name="P6" text:outline-level="2"><text:soft-page-break/></text:h>
      <text:h text:style-name="P6" text:outline-level="2">1.2) Liste des paramètres du thread GRA <text:s text:c="8"/></text:h>
      <text:h text:style-name="P2" text:outline-level="2"/>
      <text:h text:style-name="P2" text:outline-level="2"><text:span text:style-name="T6"><text:s text:c="3"/></text:span><text:span text:style-name="T14">- Constante</text:span></text:h>
      <text:h text:style-name="P10" text:outline-level="2"><text:span text:style-name="T2"><text:s text:c="7"/></text:span><text:span text:style-name="T1">GRA_Nmax = 20</text:span></text:h>
      <text:h text:style-name="P4" text:outline-level="2"><text:s text:c="3"/></text:h>
      <text:h text:style-name="P5" text:outline-level="2"><text:span text:style-name="T6"><text:s text:c="3"/></text:span>- Variables</text:h>
      <text:h text:style-name="P10" text:outline-level="2"><text:span text:style-name="T2"><text:s text:c="7"/></text:span><text:span text:style-name="T1">GRA_Visible (boolean) visibilité de la figure figZoom </text:span></text:h>
      <text:h text:style-name="P10" text:outline-level="2"><text:span text:style-name="T2"><text:s text:c="7"/></text:span><text:span text:style-name="T1">GRA_Cx et GRA_Cz (réel double) coordonnées (x,z) du centre de zoom</text:span></text:h>
      <text:h text:style-name="P10" text:outline-level="2"><text:span text:style-name="T2"><text:s text:c="7"/></text:span><text:span text:style-name="T1">GRA_R (réel double) taille du zoom</text:span></text:h>
      <text:h text:style-name="P10" text:outline-level="2"><text:span text:style-name="T2"><text:s text:c="7"/></text:span><text:span text:style-name="T1">GRA_N (entier) Zoom index</text:span></text:h>
      <text:h text:style-name="P5" text:outline-level="2"/>
      <text:h text:style-name="P5" text:outline-level="2">Remarque: <text:s/>GRA_R et GRA_N sont redondants puisque GRA_R = 2^(-GRA_N)</text:h>
      <text:h text:style-name="P5" text:outline-level="2"><text:span text:style-name="T6"><text:s text:c="11"/></text:span>Mais cette redondance est voulue.</text:h>
      <text:h text:style-name="P5" text:outline-level="2"><text:soft-page-break/></text:h>
      <text:h text:style-name="P7" text:outline-level="2">1.3) Liste des procédures du thread GRA <text:s text:c="8"/></text:h>
      <text:h text:style-name="P11" text:outline-level="2"><text:span text:style-name="T10">Procedure</text:span><text:span text:style-name="T1"> </text:span><text:span text:style-name="T4">GRA</text:span><text:span text:style-name="T1">_ResetZoom</text:span></text:h>
      <text:h text:style-name="P5" text:outline-level="2"/>
      <text:h text:style-name="P10" text:outline-level="2"><text:span text:style-name="T2"><text:s text:c="3"/></text:span><text:span text:style-name="T1">GRA_Visible = False </text:span></text:h>
      <text:h text:style-name="P10" text:outline-level="2"><text:span text:style-name="T2"><text:s text:c="3"/></text:span><text:span text:style-name="T1">GRA_Cx = 0.0</text:span></text:h>
      <text:h text:style-name="P10" text:outline-level="2"><text:span text:style-name="T2"><text:s text:c="3"/></text:span><text:span text:style-name="T1">GRA_Cz = 0.5</text:span></text:h>
      <text:h text:style-name="P10" text:outline-level="2"><text:span text:style-name="T2"><text:s text:c="3"/></text:span><text:span text:style-name="T1">GRA_N <text:s/>= 0</text:span></text:h>
      <text:h text:style-name="P10" text:outline-level="2"><text:span text:style-name="T2"><text:s text:c="3"/></text:span><text:span text:style-name="T1">GRA_R <text:s/>= 1.0</text:span></text:h>
      <text:h text:style-name="P5" text:outline-level="2"><text:span text:style-name="T6"><text:s text:c="3"/></text:span>Clear FigZoom</text:h>
      <text:h text:style-name="P13" text:outline-level="2"/>
      <text:h text:style-name="P13" text:outline-level="2">Fin Procedure</text:h>
      <text:h text:style-name="P2" text:outline-level="2">-----------------------------------</text:h>
      <text:h text:style-name="P2" text:outline-level="2"/>
      <text:h text:style-name="P12" text:outline-level="2"><text:soft-page-break/><text:span text:style-name="T10">Procedure</text:span><text:span text:style-name="T1"> </text:span><text:span text:style-name="T4">GRA</text:span><text:span text:style-name="T1">_ZoomIn</text:span></text:h>
      <text:h text:style-name="P12" text:outline-level="2"><text:span text:style-name="T2"><text:s text:c="3"/></text:span><text:span text:style-name="T10">Si</text:span><text:span text:style-name="T1"> (GRA_N &lt; GRA_Nmax) </text:span><text:span text:style-name="T10">Alors</text:span></text:h>
      <text:h text:style-name="P10" text:outline-level="2"><text:span text:style-name="T5"><text:s text:c="6"/></text:span><text:span text:style-name="T1">GRA_N++</text:span></text:h>
      <text:h text:style-name="P10" text:outline-level="2"><text:span text:style-name="T2"><text:s text:c="6"/></text:span><text:span text:style-name="T1">GRA_R = 2^(-GRA_N) <text:s text:c="4"/></text:span></text:h>
      <text:h text:style-name="P5" text:outline-level="2"><text:span text:style-name="T6"><text:s text:c="6"/></text:span>Clear FigZoom</text:h>
      <text:h text:style-name="P10" text:outline-level="2"><text:span text:style-name="T2"><text:s text:c="3"/></text:span><text:span text:style-name="T10">FinSi</text:span></text:h>
      <text:h text:style-name="P13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</text:span><text:span text:style-name="T1"> </text:span><text:span text:style-name="T4">GRA</text:span><text:span text:style-name="T1">_ZoomOut</text:span></text:h>
      <text:h text:style-name="P5" text:outline-level="2"/>
      <text:h text:style-name="P10" text:outline-level="2"><text:span text:style-name="T2"><text:s text:c="3"/></text:span><text:span text:style-name="T10">Si</text:span><text:span text:style-name="T1"> (GRA_N &gt; 1) </text:span><text:span text:style-name="T10">Alors</text:span></text:h>
      <text:h text:style-name="P10" text:outline-level="2"><text:span text:style-name="T5"><text:s text:c="6"/></text:span><text:span text:style-name="T1">GRA_N--</text:span></text:h>
      <text:h text:style-name="P10" text:outline-level="2"><text:span text:style-name="T2"><text:s text:c="6"/></text:span><text:span text:style-name="T1">GRA_R = 2^(-GRA_N) <text:s text:c="4"/></text:span></text:h>
      <text:h text:style-name="P5" text:outline-level="2"><text:span text:style-name="T6"><text:s text:c="6"/></text:span>Clear FigZoom</text:h>
      <text:h text:style-name="P10" text:outline-level="2"><text:span text:style-name="T2"><text:s text:c="3"/></text:span><text:span text:style-name="T10">FinSi</text:span></text:h>
      <text:h text:style-name="P13" text:outline-level="2"/>
      <text:h text:style-name="P13" text:outline-level="2">Fin Procedure</text:h>
      <text:h text:style-name="P2" text:outline-level="2">-----------------------------------</text:h>
      <text:h text:style-name="P8" text:outline-level="2"><text:span text:style-name="T10">Procedure </text:span><text:span text:style-name="T4">GRA</text:span><text:span text:style-name="T1">_Plot(x, z)</text:span></text:h>
      <text:h text:style-name="P2" text:outline-level="2"/>
      <text:h text:style-name="P8" text:outline-level="2"><text:span text:style-name="T2"><text:s text:c="3"/></text:span><text:span text:style-name="T10">Variables locales</text:span><text:span text:style-name="T1"> u, v (réel double)</text:span></text:h>
      <text:h text:style-name="P2" text:outline-level="2"/>
      <text:h text:style-name="P2" text:outline-level="2"><text:span text:style-name="T6"><text:s text:c="3"/></text:span>Plot (x, z) sur la figure FigMain</text:h>
      <text:h text:style-name="P8" text:outline-level="2"><text:span text:style-name="T2"><text:s text:c="3"/></text:span><text:span text:style-name="T10">Si</text:span><text:span text:style-name="T1"> (GRA_Visible = true) </text:span><text:span text:style-name="T10">Alors</text:span></text:h>
      <text:h text:style-name="P2" text:outline-level="2"><text:span text:style-name="T6"><text:s text:c="6"/></text:span>u = (x – GRA_Cx)/GRA_R</text:h>
      <text:h text:style-name="P8" text:outline-level="2"><text:span text:style-name="T2"><text:s text:c="6"/></text:span><text:span text:style-name="T10">Si</text:span><text:span text:style-name="T1"> (1.0 – u*u &gt;= 0.0) </text:span><text:span text:style-name="T10">Alors</text:span></text:h>
      <text:h text:style-name="P8" text:outline-level="2"><text:span text:style-name="T2"><text:s text:c="10"/></text:span><text:span text:style-name="T1">v = (z – GRA_Cz)/GRA_R</text:span></text:h>
      <text:h text:style-name="P8" text:outline-level="2"><text:span text:style-name="T2"><text:s text:c="10"/></text:span><text:span text:style-name="T10">Si</text:span><text:span text:style-name="T1"> (1.0 – v*v &gt;= 0.0) </text:span><text:span text:style-name="T10">Alors</text:span></text:h>
      <text:h text:style-name="P8" text:outline-level="2"><text:span text:style-name="T2"><text:s text:c="13"/></text:span><text:span text:style-name="T1">v = 0.5*v <text:s text:c="12"/></text:span></text:h>
      <text:h text:style-name="P8" text:outline-level="2"><text:soft-page-break/><text:span text:style-name="T2"><text:s text:c="13"/></text:span><text:span text:style-name="T1">Plot (u, v) sur la figure FigZoom</text:span></text:h>
      <text:h text:style-name="P8" text:outline-level="2"><text:span text:style-name="T2"><text:s text:c="10"/></text:span><text:span text:style-name="T10">FinSi</text:span></text:h>
      <text:h text:style-name="P8" text:outline-level="2"><text:span text:style-name="T2"><text:s text:c="6"/></text:span><text:span text:style-name="T10">FinSi</text:span></text:h>
      <text:h text:style-name="P8" text:outline-level="2"><text:span text:style-name="T2"><text:s text:c="3"/></text:span><text:span text:style-name="T10">FinSi</text:span></text:h>
      <text:h text:style-name="P2" text:outline-level="2"/>
      <text:h text:style-name="P14" text:outline-level="2">Fin Procedure</text:h>
      <text:h text:style-name="P2" text:outline-level="2">-----------------------------------</text:h>
      <text:h text:style-name="P10" text:outline-level="2"><text:span text:style-name="T10">Procedure </text:span><text:span text:style-name="T1">GRA_MouseMoveFigMain</text:span></text:h>
      <text:h text:style-name="P5" text:outline-level="2"/>
      <text:h text:style-name="P10" text:outline-level="2"><text:span text:style-name="T2"><text:s text:c="3"/></text:span><text:span text:style-name="T10">Variables locales</text:span><text:span text:style-name="T1"> x, z (réel double)</text:span></text:h>
      <text:h text:style-name="P5" text:outline-level="2"/>
      <text:h text:style-name="P5" text:outline-level="2"><text:span text:style-name="T6"><text:s text:c="3"/></text:span>-Détecte le mouvement de la souris sur la figure FigMain</text:h>
      <text:h text:style-name="P5" text:outline-level="2"><text:span text:style-name="T6"><text:s text:c="3"/></text:span>-Récupère les coordonnées (x,z) de la souris</text:h>
      <text:h text:style-name="P10" text:outline-level="2"><text:span text:style-name="T2"><text:s text:c="3"/></text:span><text:span text:style-name="T10">Call</text:span><text:span text:style-name="T1"> </text:span><text:span text:style-name="T4">GRA</text:span><text:span text:style-name="T1">_AfficheCoord(x,z)</text:span></text:h>
      <text:h text:style-name="P5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1">GRA_MouseMoveFigZoom</text:span></text:h>
      <text:h text:style-name="P5" text:outline-level="2"/>
      <text:h text:style-name="P10" text:outline-level="2"><text:span text:style-name="T2"><text:s text:c="3"/></text:span><text:span text:style-name="T10">Variables locales</text:span><text:span text:style-name="T1"> u, v, x, z (réel double)</text:span></text:h>
      <text:h text:style-name="P5" text:outline-level="2"/>
      <text:h text:style-name="P5" text:outline-level="2"><text:soft-page-break/><text:span text:style-name="T6"><text:s text:c="3"/></text:span>- Cette procédure n'est activée que si GRA_Visible = True</text:h>
      <text:h text:style-name="P5" text:outline-level="2"><text:span text:style-name="T6"><text:s text:c="3"/></text:span>- Détecte le mouvement de la souris sur la figure FigZoom</text:h>
      <text:h text:style-name="P10" text:outline-level="2"><text:span text:style-name="T2"><text:s text:c="3"/></text:span><text:span text:style-name="T1">- Récupère les coordonnées (u,v) de la souris</text:span></text:h>
      <text:h text:style-name="P5" text:outline-level="2"><text:span text:style-name="T6"><text:s text:c="3"/></text:span>x = GRA_Cx + u*GRA_R</text:h>
      <text:h text:style-name="P5" text:outline-level="2"><text:span text:style-name="T6"><text:s text:c="3"/></text:span>z = GRA_Cz + 2.0*v*GRA_R</text:h>
      <text:h text:style-name="P10" text:outline-level="2"><text:span text:style-name="T2"><text:s text:c="3"/></text:span><text:span text:style-name="T10">Call</text:span><text:span text:style-name="T1"> </text:span><text:span text:style-name="T4">GRA</text:span><text:span text:style-name="T1">_AfficheCoord(x,z)</text:span></text:h>
      <text:h text:style-name="P13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4">GRA</text:span><text:span text:style-name="T1">_AfficheCoord(x,z)</text:span></text:h>
      <text:h text:style-name="P5" text:outline-level="2"/>
      <text:h text:style-name="P10" text:outline-level="2"><text:span text:style-name="T2"><text:s text:c="3"/></text:span><text:span text:style-name="T10">Si</text:span><text:span text:style-name="T1"> (x*x + z &lt; 1) </text:span><text:span text:style-name="T10">Alors</text:span></text:h>
      <text:h text:style-name="P5" text:outline-level="2"><text:span text:style-name="T6"><text:s text:c="6"/></text:span>Affiche les valeurs (x,z) sur l'écran</text:h>
      <text:h text:style-name="P10" text:outline-level="2"><text:span text:style-name="T2"><text:s text:c="3"/></text:span><text:span text:style-name="T10">Sinon</text:span></text:h>
      <text:h text:style-name="P10" text:outline-level="2"><text:span text:style-name="T2"><text:s text:c="6"/></text:span><text:span text:style-name="T1">Affiche un espace blanc à la même place</text:span><text:span text:style-name="T10"> </text:span></text:h>
      <text:h text:style-name="P10" text:outline-level="2"><text:span text:style-name="T2"><text:s text:c="3"/></text:span><text:span text:style-name="T10">FinSi</text:span></text:h>
      <text:h text:style-name="P5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1">GRA_GetPointFigMain(*x, *z)</text:span></text:h>
      <text:h text:style-name="P5" text:outline-level="2"/>
      <text:h text:style-name="P5" text:outline-level="2"><text:soft-page-break/><text:span text:style-name="T6"><text:s text:c="3"/></text:span>- Récupère les coordonnées (x,z) de la souris</text:h>
      <text:h text:style-name="P5" text:outline-level="2"/>
      <text:h text:style-name="P13" text:outline-level="2">Fin Procedure</text:h>
      <text:h text:style-name="P2" text:outline-level="2">-----------------------------------</text:h>
      <text:h text:style-name="P8" text:outline-level="2"><text:span text:style-name="T10">Procedure </text:span><text:span text:style-name="T1">GRA_GetPointFigZoom(*x, *z)</text:span></text:h>
      <text:h text:style-name="P2" text:outline-level="2"/>
      <text:h text:style-name="P8" text:outline-level="2"><text:span text:style-name="T2"><text:s text:c="3"/></text:span><text:span text:style-name="T10">Variables locales</text:span><text:span text:style-name="T1"> u, v (réel double)</text:span></text:h>
      <text:h text:style-name="P2" text:outline-level="2"/>
      <text:h text:style-name="P2" text:outline-level="2"><text:span text:style-name="T6"><text:s text:c="3"/></text:span>- Cette procédure n'est activée que si GRA_Visible = True</text:h>
      <text:h text:style-name="P2" text:outline-level="2"><text:span text:style-name="T6"><text:s text:c="3"/></text:span>- Récupère les coordonnées (u,v) de la souris</text:h>
      <text:h text:style-name="P2" text:outline-level="2"><text:span text:style-name="T6"><text:s text:c="3"/></text:span>x = GRA_Cx + u*GRA_R</text:h>
      <text:h text:style-name="P2" text:outline-level="2"><text:span text:style-name="T6"><text:s text:c="3"/></text:span>z = GRA_Cz + 2.0*v*GRA_R</text:h>
      <text:h text:style-name="P14" text:outline-level="2"/>
      <text:h text:style-name="P14" text:outline-level="2">Fin Procedure</text:h>
      <text:h text:style-name="P6" text:outline-level="2"/>
      <text:h text:style-name="P6" text:outline-level="2">2) Thread WHS</text:h>
      <text:h text:style-name="P6" text:outline-level="2"/>
      <text:h text:style-name="P6" text:outline-level="2">2.1) Description générale du thread WHS <text:s text:c="8"/></text:h>
      <text:h text:style-name="P2" text:outline-level="2"/>
      <text:h text:style-name="P8" text:outline-level="2"><text:span text:style-name="T1">Ce thread est constitué d'une </text:span><text:span text:style-name="T8">seule</text:span><text:span text:style-name="T1"> procédure </text:span><text:span text:style-name="T4">WHS</text:span><text:span text:style-name="T1">_Work qui effectue une boucle infinie mais avec des options Pause/Continue/Init/etc. commandées de l'extérieur.</text:span></text:h>
      <text:h text:style-name="P2" text:outline-level="2"/>
      <text:h text:style-name="P2" text:outline-level="2"><text:soft-page-break/>-----------------------------------</text:h>
      <text:h text:style-name="P8" text:outline-level="2"><text:span text:style-name="T10">Procedure </text:span><text:span text:style-name="T4">WHS</text:span><text:span text:style-name="T1">_Work</text:span></text:h>
      <text:h text:style-name="P2" text:outline-level="2"/>
      <text:h text:style-name="P2" text:outline-level="2"><text:span text:style-name="T6"><text:s text:c="3"/></text:span>Variable locale w (type double)</text:h>
      <text:h text:style-name="P2" text:outline-level="2"/>
      <text:h text:style-name="P8" text:outline-level="2"><text:span text:style-name="T1">Les variables statiques sont indiquées en </text:span><text:span text:style-name="T12">rouge</text:span><text:span text:style-name="T1"> et en </text:span><text:span text:style-name="T8">mauve</text:span><text:span text:style-name="T1">. <text:s/>Elles sont toutes de type (réel double) et leur valeurs initiales sont définies dans l'option externe WHS_Init. </text:span></text:h>
      <text:h text:style-name="P2" text:outline-level="2"/>
      <text:h text:style-name="P2" text:outline-level="2">Celles en mauve seront modifiées si l'utilisateur change l'angle theta.</text:h>
      <text:h text:style-name="P2" text:outline-level="2">Celles en rouge seront modifiées si l'utilisateur change l'angle theta et/ou le point initial.</text:h>
      <text:h text:style-name="P2" text:outline-level="2"/>
      <text:h text:style-name="P2" text:outline-level="2"/>
      <text:h text:style-name="P8" text:outline-level="2"><text:span text:style-name="T2"><text:s text:c="2"/></text:span><text:span text:style-name="T3"><text:s/></text:span><text:span text:style-name="T11">Répéter </text:span></text:h>
      <text:h text:style-name="P15" text:outline-level="2"><text:span text:style-name="T2"><text:s text:c="7"/></text:span><text:span text:style-name="T1">w = WHS_</text:span><text:span text:style-name="T13">x</text:span><text:span text:style-name="T1"> - WHS_</text:span><text:span text:style-name="T13">y</text:span></text:h>
      <text:h text:style-name="P15" text:outline-level="2"><text:span text:style-name="T2"><text:s text:c="7"/></text:span><text:span text:style-name="T1">WHS_</text:span><text:span text:style-name="T13">x</text:span><text:span text:style-name="T1"> = w - WHS_</text:span><text:span text:style-name="T13">y</text:span></text:h>
      <text:h text:style-name="P15" text:outline-level="2"><text:span text:style-name="T2"><text:s text:c="7"/></text:span><text:span text:style-name="T10">Si</text:span><text:span text:style-name="T1"> (WHS_</text:span><text:span text:style-name="T13">x</text:span><text:span text:style-name="T1"> * WHS_</text:span><text:span text:style-name="T13">x</text:span><text:span text:style-name="T1"> + WHS_</text:span><text:span text:style-name="T13">Z</text:span><text:span text:style-name="T1"> &gt; 1) </text:span><text:span text:style-name="T10">Alors</text:span></text:h>
      <text:h text:style-name="P15" text:outline-level="2"><text:span text:style-name="T2"><text:s text:c="11"/></text:span><text:span text:style-name="T1">WHS_</text:span><text:span text:style-name="T13">z</text:span><text:span text:style-name="T1"> = WHS_</text:span><text:span text:style-name="T9">SIGMA</text:span><text:span text:style-name="T1"> + WHS_</text:span><text:span text:style-name="T9">GAMMA</text:span><text:span text:style-name="T1"> * w * w - </text:span><text:span text:style-name="T13">z</text:span></text:h>
      <text:h text:style-name="P15" text:outline-level="2"><text:span text:style-name="T2"><text:s text:c="11"/></text:span><text:span text:style-name="T1">WHS_</text:span><text:span text:style-name="T13">y</text:span><text:span text:style-name="T1"> = Sqrt(WHS_</text:span><text:span text:style-name="T13">z</text:span><text:span text:style-name="T1">) / WHS_</text:span><text:span text:style-name="T9">ALPHA</text:span></text:h>
      <text:h text:style-name="P15" text:outline-level="2"><text:span text:style-name="T2"><text:s text:c="11"/></text:span><text:span text:style-name="T1">WHS_</text:span><text:span text:style-name="T13">x</text:span><text:span text:style-name="T1"> = - w - WHS_</text:span><text:span text:style-name="T13">y</text:span></text:h>
      <text:h text:style-name="P15" text:outline-level="2"><text:span text:style-name="T2"><text:s text:c="7"/></text:span><text:span text:style-name="T10">FinSi</text:span></text:h>
      <text:h text:style-name="P15" text:outline-level="2"><text:span text:style-name="T2"><text:s text:c="7"/></text:span><text:span text:style-name="T10">Call</text:span><text:span text:style-name="T1"> </text:span><text:span text:style-name="T4">GRA</text:span><text:span text:style-name="T1">_Plot(WHS_</text:span><text:span text:style-name="T13">x</text:span><text:span text:style-name="T1">, WHS_</text:span><text:span text:style-name="T13">z</text:span><text:span text:style-name="T1">)</text:span></text:h>
      <text:h text:style-name="P10" text:outline-level="2"><text:span text:style-name="T2"><text:s text:c="3"/></text:span><text:span text:style-name="T10">Jusqu'à interruption</text:span></text:h>
      <text:h text:style-name="P2" text:outline-level="2"><text:soft-page-break/></text:h>
      <text:h text:style-name="P14" text:outline-level="2">Fin Procedure</text:h>
      <text:h text:style-name="P2" text:outline-level="2">-----------------------------------</text:h>
      <text:h text:style-name="P10" text:outline-level="2"><text:span text:style-name="T10">Procedure </text:span><text:span text:style-name="T4">WHS</text:span><text:span text:style-name="T1">_ChangePointInitial(x,z)</text:span></text:h>
      <text:h text:style-name="P10" text:outline-level="2"><text:span text:style-name="T2"><text:s text:c="3"/></text:span><text:span text:style-name="T1">WHS_</text:span><text:span text:style-name="T13">x</text:span><text:span text:style-name="T1"> = x; WHS_</text:span><text:span text:style-name="T13">z</text:span><text:span text:style-name="T1"> = z; WHS_</text:span><text:span text:style-name="T13">y</text:span><text:span text:style-name="T1"> = Sqrt(WHS_</text:span><text:span text:style-name="T13">z</text:span><text:span text:style-name="T1">) / WHS_</text:span><text:span text:style-name="T9">ALPHA</text:span><text:span text:style-name="T1"> </text:span></text:h>
      <text:h text:style-name="P13" text:outline-level="2">Fin Procedure</text:h>
      <text:h text:style-name="P5" text:outline-level="2"/>
      <text:h text:style-name="P2" text:outline-level="2">-----------------------------------</text:h>
      <text:h text:style-name="P10" text:outline-level="2"><text:span text:style-name="T10">Procedure </text:span><text:span text:style-name="T4">WHS</text:span><text:span text:style-name="T1">_ChangeAngle(t) <text:s text:c="2"/>// t en radian</text:span></text:h>
      <text:h text:style-name="P13" text:outline-level="2"/>
      <text:h text:style-name="P10" text:outline-level="2"><text:span text:style-name="T2"><text:s text:c="4"/></text:span><text:span text:style-name="T1">Variables Locales s, c (type double)</text:span></text:h>
      <text:h text:style-name="P15" text:outline-level="2"><text:span text:style-name="T2"><text:s text:c="4"/></text:span><text:span text:style-name="T1">c = Cos(t); s = Sin(t); WHS_</text:span><text:span text:style-name="T9">ALPHA</text:span><text:span text:style-name="T1"> = s/c</text:span></text:h>
      <text:h text:style-name="P15" text:outline-level="2"><text:span text:style-name="T2"><text:s text:c="4"/></text:span><text:span text:style-name="T1">WHS_</text:span><text:span text:style-name="T9">SIGMA</text:span><text:span text:style-name="T1"> = 2.0 * s*s</text:span></text:h>
      <text:h text:style-name="P15" text:outline-level="2"><text:span text:style-name="T2"><text:s text:c="4"/></text:span><text:span text:style-name="T1">WHS_</text:span><text:span text:style-name="T9">GAMMA</text:span><text:span text:style-name="T1"> = (c - s) * (c + s) * WHS_</text:span><text:span text:style-name="T9">SIGMA</text:span></text:h>
      <text:h text:style-name="P15" text:outline-level="2"><text:span text:style-name="T2"><text:s text:c="4"/></text:span><text:span text:style-name="T10">Call</text:span><text:span text:style-name="T1"> </text:span><text:span text:style-name="T4">WHS</text:span><text:span text:style-name="T1">_ChangePointInitial(0, 0.0001) <text:s text:c="3"/></text:span></text:h>
      <text:h text:style-name="P13" text:outline-level="2"/>
      <text:h text:style-name="P13" text:outline-level="2">Fin Procedure</text:h>
      <text:h text:style-name="P5" text:outline-level="2"/>
      <text:h text:style-name="P2" text:outline-level="2"/>
      <text:h text:style-name="P2" text:outline-level="2"/>
      <text:h text:style-name="P6" text:outline-level="2">3) Thread PIU</text:h>
      <text:h text:style-name="P6" text:outline-level="2"><text:soft-page-break/></text:h>
      <text:h text:style-name="P6" text:outline-level="2">3.1) Description générale du thread PIU <text:s text:c="8"/></text:h>
      <text:h text:style-name="P2" text:outline-level="2"/>
      <text:h text:style-name="P2" text:outline-level="2">Il s'agit du programme d'interface avec l'utilisateur. <text:s/>Je donne ici la liste des commandes possibles et les actions à entreprendre lorsque ces commandes sont déclanchées.</text:h>
      <text:h text:style-name="P2" text:outline-level="2"/>
      <text:h text:style-name="P8" text:outline-level="2"><text:span text:style-name="T10">Commande</text:span><text:span text:style-name="T1"> ChangePointInitial</text:span></text:h>
      <text:h text:style-name="P2" text:outline-level="2"/>
      <text:h text:style-name="P8" text:outline-level="2"><text:span text:style-name="T2"><text:s text:c="3"/></text:span><text:span text:style-name="T1">- Déclanchée par un click </text:span><text:span text:style-name="T8">gauche</text:span><text:span text:style-name="T1"> sur FigMain (ou FigZoom si visible).</text:span></text:h>
      <text:h text:style-name="P8" text:outline-level="2"><text:span text:style-name="T2"><text:s text:c="3"/></text:span><text:span text:style-name="T1">- selon le cas, récupère les coordonnées (x,z) de la souris </text:span></text:h>
      <text:h text:style-name="P8" text:outline-level="2"><text:span text:style-name="T2"><text:s text:c="3"/></text:span><text:span text:style-name="T1">Soit </text:span><text:span text:style-name="T10">Call</text:span><text:span text:style-name="T1"> GRA_GetPointFigMain(x,z), soit </text:span><text:span text:style-name="T10">Call</text:span><text:span text:style-name="T1"> GRA_GetPointFigZoom(x,z). <text:s text:c="2"/></text:span></text:h>
      <text:h text:style-name="P8" text:outline-level="2"><text:span text:style-name="T2"><text:s text:c="3"/></text:span><text:span text:style-name="T10">Si</text:span><text:span text:style-name="T1"> (x*x + z &lt; 1) </text:span><text:span text:style-name="T10">Alors</text:span></text:h>
      <text:h text:style-name="P8" text:outline-level="2"><text:span text:style-name="T2"><text:s text:c="7"/></text:span><text:span text:style-name="T10">Call</text:span><text:span text:style-name="T1"> WHS_Pause</text:span></text:h>
      <text:h text:style-name="P8" text:outline-level="2"><text:span text:style-name="T2"><text:s text:c="7"/></text:span><text:span text:style-name="T10">Si</text:span><text:span text:style-name="T1"> (Modeclear = true) </text:span><text:span text:style-name="T10">Alors</text:span><text:span text:style-name="T1"> <text:s/>// simple bouton On/Off</text:span></text:h>
      <text:h text:style-name="P2" text:outline-level="2"><text:span text:style-name="T6"><text:s text:c="11"/></text:span>Clear FigMain</text:h>
      <text:h text:style-name="P8" text:outline-level="2"><text:span text:style-name="T2"><text:s text:c="11"/></text:span><text:span text:style-name="T10">Si</text:span><text:span text:style-name="T1"> FigZoom est visible </text:span><text:span text:style-name="T10">Alors</text:span><text:span text:style-name="T1"> </text:span></text:h>
      <text:h text:style-name="P2" text:outline-level="2"><text:span text:style-name="T6"><text:s text:c="15"/></text:span>Clear FigZoom</text:h>
      <text:h text:style-name="P8" text:outline-level="2"><text:span text:style-name="T2"><text:s text:c="11"/></text:span><text:span text:style-name="T10">FinSi</text:span></text:h>
      <text:h text:style-name="P8" text:outline-level="2"><text:span text:style-name="T2"><text:s text:c="7"/></text:span><text:span text:style-name="T10">FinSi</text:span></text:h>
      <text:h text:style-name="P8" text:outline-level="2"><text:span text:style-name="T2"><text:s text:c="7"/></text:span><text:span text:style-name="T10">Call</text:span><text:span text:style-name="T1"> GRA_Plot(x,z)</text:span></text:h>
      <text:h text:style-name="P8" text:outline-level="2"><text:span text:style-name="T2"><text:s text:c="7"/></text:span><text:span text:style-name="T10">Call</text:span><text:span text:style-name="T1"> WHS_Init(x,z)</text:span></text:h>
      <text:h text:style-name="P8" text:outline-level="2"><text:span text:style-name="T2"><text:s text:c="7"/></text:span><text:span text:style-name="T10">Call</text:span><text:span text:style-name="T1"> WHS_Continue</text:span></text:h>
      <text:h text:style-name="P8" text:outline-level="2"><text:span text:style-name="T2"><text:s text:c="3"/></text:span><text:span text:style-name="T10">FinSi</text:span></text:h>
      <text:h text:style-name="P2" text:outline-level="2"/>
      <text:h text:style-name="P14" text:outline-level="2">Fin Commande</text:h>
      <text:h text:style-name="P2" text:outline-level="2">-----------------------------------</text:h>
      <text:h text:style-name="P10" text:outline-level="2"><text:span text:style-name="T10">Commande</text:span><text:span text:style-name="T1"> ChangeAngle</text:span></text:h>
      <text:h text:style-name="P5" text:outline-level="2"/>
      <text:h text:style-name="P16" text:outline-level="2">Déclanchée par un changement de curseur de l'angle</text:h>
      <text:h text:style-name="P16" text:outline-level="2">Soit A la valeur de l'angle en degrés <text:s text:c="2"/>( 0 &lt; A &lt; 90 ) </text:h>
      <text:h text:style-name="P10" text:outline-level="2"><text:span text:style-name="T2"><text:s text:c="3"/></text:span><text:span text:style-name="T10">Call</text:span><text:span text:style-name="T1"> WHS_Pause</text:span></text:h>
      <text:h text:style-name="P5" text:outline-level="2"><text:span text:style-name="T6"><text:s text:c="3"/></text:span>Clear FigMain</text:h>
      <text:h text:style-name="P5" text:outline-level="2"><text:span text:style-name="T6"><text:s text:c="3"/></text:span>Call GRA_ResetZoom</text:h>
      <text:h text:style-name="P5" text:outline-level="2"><text:span text:style-name="T6"><text:s text:c="3"/></text:span>Call WHS_ChangeAngle(A*Pi/180.0)</text:h>
      <text:h text:style-name="P10" text:outline-level="2"><text:span text:style-name="T2"><text:s text:c="3"/></text:span><text:span text:style-name="T10">Call</text:span><text:span text:style-name="T1"> WHS_Continue</text:span></text:h>
      <text:h text:style-name="P5" text:outline-level="2"/>
      <text:h text:style-name="P13" text:outline-level="2">Fin Commande</text:h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, 'Palatino Linotype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835in" fo:margin-bottom="0.0835in" style:contextual-spacing="false" fo:line-height="150%">
        <style:tab-stops>
          <style:tab-stop style:position="0in"/>
          <style:tab-stop style:position="0.1972in"/>
        </style:tab-stops>
      </style:paragraph-properties>
      <style:text-properties fo:color="#000000" style:font-name="Times New Roman" fo:font-family="'Times New Roman'" style:font-family-generic="roman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style:font-weight-complex="normal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_20_Car_20_Car" style:display-name=" Car Car" style:family="text" style:parent-style-name="Police_20_par_20_défaut">
      <style:text-properties style:font-name="Times New Roman" fo:font-family="'Times New Roman'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ps" style:family="text" style:parent-style-name="Police_20_par_20_défaut"/>
    <style:style style:name="_20_Car_20_Car1" style:display-name=" Car Car1" style:family="text" style:parent-style-name="Police_20_par_20_défaut">
      <style:text-properties fo:color="#365f91" style:font-name="Cambria" fo:font-family="Cambria, 'Palatino Linotype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Police_20_par_20_défau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0835in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835in" fo:text-indent="-0.25in" fo:margin-left="4.5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5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text:style-name="WW8Num13z1" style:num-format="1" text:start-value="5" text:display-levels="2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user</meta:initial-creator>
    <meta:creation-date>2016-06-27T02:18:00</meta:creation-date>
    <dc:creator>kassuskley </dc:creator>
    <dc:date>2016-09-22T22:54:18.884387254</dc:date>
    <meta:editing-cycles>44</meta:editing-cycles>
    <meta:editing-duration>PT23H9M</meta:editing-duration>
    <meta:generator>LibreOffice/4.2.8.2$Linux_x86 LibreOffice_project/420m0$Build-2</meta:generator>
    <meta:document-statistic meta:table-count="0" meta:image-count="0" meta:object-count="0" meta:page-count="10" meta:paragraph-count="167" meta:word-count="793" meta:character-count="5709" meta:non-whitespace-character-count="4447"/>
  </office:meta>
</office:document-meta>
</file>